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3" style:family="paragraph" style:parent-style-name="Default_20_Text" style:list-style-name="L1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4" style:family="paragraph" style:parent-style-name="Default_20_Text" style:list-style-name="L2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5" style:family="paragraph" style:parent-style-name="Default_20_Text" style:list-style-name="L3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6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T1" style:family="text">
      <style:text-properties style:language-asian="zh" style:country-asian="C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简介:HTML5提供的新特性让开发者有了更多选择，也引入了更多的基于回调的API。这让初学者实现复杂业务时头疼不已，也会给资深开发人员带来维护成本。本文将介绍几种改善代码质量的异步编程方式。</text:p>
      <text:p text:style-name="P1"/>
      <text:p text:style-name="P2">准备工作：</text:p>
      <text:p text:style-name="P2"/>
      <text:p text:style-name="P2">假设一模拟场景，需求如下:</text:p>
      <text:list xml:id="list30631545" text:style-name="L1">
        <text:list-item>
          <text:p text:style-name="P3">从服务端获取员工列表数据（基本数据：员工ID，姓名，年龄），并存于客户端；</text:p>
        </text:list-item>
        <text:list-item>
          <text:p text:style-name="P3">对于年龄在30岁以上的员工，获取其详细数据（基本数据及其入职时间），并存于客户端。</text:p>
        </text:list-item>
      </text:list>
      <text:p text:style-name="P2"/>
      <text:p text:style-name="P2">读者可以根据自身经验，先评估用传统回调方式完成该需求的所需时间，然后和下文中的具体实现做比较，体会异步编程的优点。附件则为本文例子相关源码，使用技术主要有SpringMVC + jQuery/Wind.js/JSDeferred + Web SQL Database(HTML5)等，基于Maven构建。</text:p>
      <text:p text:style-name="P2"/>
      <text:p text:style-name="P2">如果读者对HTML5的Web SQL Database不是很熟悉，可以先阅读本站HTML5专题中的相关文章。</text:p>
      <text:p text:style-name="P1"/>
      <text:p text:style-name="P1">Promise<text:span text:style-name="T1">方式</text:span></text:p>
      <text:p text:style-name="P1"/>
      <text:p text:style-name="P1">Promise<text:span text:style-name="T1">规范</text:span></text:p>
      <text:p text:style-name="P2"/>
      <text:p text:style-name="P1">Promise由CommonJS组织提出，目前还处于草案阶段。就设计目的简单的说，就是提供一个对象，通过该对象的方法，来代表某个异步操作的成功，失败<text:span text:style-name="T1">等</text:span>；现有草案（包含校订中的）主要有5个:Promises/A， Promises/B， Promises/KISS， Promises/C(校订中)， Promises/D。即便还不是标准，jQuery1.5+， Dojo 1.7+， Nodejs中的node<text:span text:style-name="T1">-promise等实现了Promises/A的规范，有些还提供了扩展功能，如中断操作，多个异步操作同时执行等，而Node.js自身则实现了Promises/B和Promises/D。下面将主要介绍Promises/A和jQuery中的实现方式。</text:span></text:p>
      <text:p text:style-name="P1"/>
      <text:p text:style-name="P1">Promises/A<text:span text:style-name="T1">规范主要有以下几点：</text:span></text:p>
      <text:list xml:id="list30619412" text:style-name="L2">
        <text:list-item>
          <text:p text:style-name="P4">创建一个promise对象代表异步操作；</text:p>
        </text:list-item>
        <text:list-item>
          <text:p text:style-name="P4">该对象有三种状态：未完成(unfulfilled)、完成(fulfilled)、失败(failed)；</text:p>
        </text:list-item>
        <text:list-item>
          <text:p text:style-name="P4">该对象提供一个名为then的方法，该方法有三个入参，依次能传入完成时的函数句柄（fulfilledHandler），失败时的函数句柄（errorHandler）以及获取当前进展的函数句柄（progressHandler）；</text:p>
        </text:list-item>
        <text:list-item>
          <text:p text:style-name="P4">then方法会返回一个新的promise对象，这为链式（chain）操作提供便利。</text:p>
        </text:list-item>
      </text:list>
      <text:p text:style-name="P2"/>
      <text:p text:style-name="P2">jQuery的实现方式</text:p>
      <text:p text:style-name="P2"/>
      <text:p text:style-name="P2">jQuery从1.5起引入了Deferred类，实现了Promises/A规范，并提供一些增强功能，下面是一个简单的例子让读者对Promise模型有更直观的了解：</text:p>
      <text:p text:style-name="P2"/>
      <text:p text:style-name="P2">需求实现</text:p>
      <text:p text:style-name="P2"/>
      <text:p text:style-name="P2">回到模拟场景，我们将创建一个Employee类，然后基于Promise模型创建三个关键方法：</text:p>
      <text:list xml:id="list30639578" text:style-name="L3">
        <text:list-item>
          <text:p text:style-name="P5">从服务端获取员工列表数据；</text:p>
        </text:list-item>
        <text:list-item>
          <text:p text:style-name="P5">从服务端获取详细数据；</text:p>
        </text:list-item>
        <text:list-item>
          <text:p text:style-name="P5">在客户端保存员工数据。</text:p>
        </text:list-item>
      </text:list>
      <text:p text:style-name="P1"/>
      <text:p text:style-name="P2">实现场景的代码:</text:p>
      <text:p text:style-name="P2"/>
      <text:p text:style-name="P2">由此可见，代码的可读性和可维护性得到了一定的提高，细心的读者也许会发现，for循环中代码并不是顺序执行的。针对这个缺陷，我们会介绍两种非Promise的实现方式，。</text:p>
      <text:p text:style-name="P1"/>
      <text:p text:style-name="P2">非promise方式</text:p>
      <text:p text:style-name="P2"/>
      <text:p text:style-name="P2">Wind.js</text:p>
      <text:p text:style-name="P2"/>
      <text:p text:style-name="P2">Wind.js是IBM高级咨询师赵劼的开源项目，引用他的话来说，是希望通过JavaScript这门语言体现F#中“计算表达式”特性，来达到简化异步编码的目的。基于Wind.js实现本文第一个例子，代码如下:</text:p>
      <text:p text:style-name="P2"/>
      <text:p text:style-name="P2">熟悉C,Java,Python等语言的读者一定会发现，这不就是顺序执行的风格吗？好奇的读者也许想知道Wind.js运行原理，简单的说，Wind.js先对源代码进行词法分析、语法分析，然后动态生成新代码以实现异步编程。</text:p>
      <text:p text:style-name="P2"/>
      <text:p text:style-name="P2">需求实现</text:p>
      <text:p text:style-name="P2"/>
      <text:p text:style-name="P2">同样还是员工场景的三个关键方法，基于Wind.js实现的代码如下：</text:p>
      <text:p text:style-name="P2"/>
      <text:p text:style-name="P2"/>
      <text:p text:style-name="P2">实现场景的代码如下：</text:p>
      <text:p text:style-name="P2"/>
      <text:p text:style-name="P2">从可读性和维护性来说，Wind.js无疑是一个非常好的选择。</text:p>
      <text:p text:style-name="P2"/>
      <text:p text:style-name="P2">JSDeferred则是另一款独立、简洁的异步执行类库，通过next(), loop(), call(), parallel() and wait() 等方法实现异步编程。依然是基于JSDeferred改写本文第一个例子，代码如下：</text:p>
      <text:p text:style-name="P2"/>
      <text:p text:style-name="P2">由于篇幅限制，下面只列出JSDeferred实现该场景的代码：</text:p>
      <text:p text:style-name="P2"/>
      <text:p text:style-name="P2">无论是哪种异步编程实现方式，最终的Web SQL Database数据如下：</text:p>
      <text:p text:style-name="P2"/>
      <text:p text:style-name="P2">在Javascript领域还有很多其他实现异步编程的库，感兴趣的读者可访问How to Survive Asynchronous Programming in JavaScript了解其他实现方式或自行搜索。</text:p>
      <text:p text:style-name="P1"/>
      <text:p text:style-name="P2">总结</text:p>
      <text:p text:style-name="P2"/>
      <text:p text:style-name="P2">浏览器之间的竞争以及移动终端持有量的增长加快了HTML5新特性的制定与实现，毫无疑问，这些新特性将会对代码的可读性和可维护性提出更高要求。希望读者阅读完本文后，对目前Javascript领域的异步编程有所了解，并能选择合适自己的库。</text:p>
      <text:p text:style-name="P2"/>
      <text:p text:style-name="P2"/>
      <text:p text:style-name="P2"><text:a xlink:type="simple" xlink:href="http://www.cnblogs.com/rubylouvre/articles/1715393.html"/></text:p>
      <text:p text:style-name="P2"><text:a xlink:type="simple" xlink:href="http://www.cnblogs.com/rubylouvre/articles/1715393.html">http://www.ibm.com/developerworks/cn/xml/x-html5mobile2/</text:a></text:p>
      <text:p text:style-name="P2">http://api.jquery.com/jQuery.Deferred/</text:p>
      <text:p text:style-name="P2"><text:a xlink:type="simple" xlink:href="http://www.windjs.org/">http://www.windjs.org/</text:a></text:p>
      <text:p text:style-name="P2"><text:a xlink:type="simple" xlink:href="http://www.infoq.com/cn/articles/interview-jscex-author-part-1">http://www.infoq.com/cn/articles/interview-jscex-author-part-1</text:a></text:p>
      <text:p text:style-name="P2"><text:a xlink:type="simple" xlink:href="http://cho45.stfuawsc.com/jsdeferred/">http://cho45.stfuawsc.com/jsdeferred/</text:a></text:p>
      <text:p text:style-name="P2"/>
      <text:p text:style-name="P2"/>
      <text:p text:style-name="P2">http://www.infoq.com/articles/surviving-asynchronous-programming-in-javascript</text:p>
      <text:p text:style-name="P1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2-28T16:40:33.49</meta:creation-date>
    <dc:date>2013-03-05T13:50:02.71</dc:date>
    <meta:editing-duration>PT09H37M56S</meta:editing-duration>
    <meta:editing-cycles>251</meta:editing-cycles>
    <meta:generator>IBM_Lotus_Symphony/3.0$Win32 OpenOffice.org_project/310m11$Build-9399</meta:generator>
    <meta:document-statistic meta:table-count="0" meta:image-count="0" meta:object-count="0" meta:page-count="2" meta:paragraph-count="44" meta:word-count="720" meta:character-count="2265"/>
    <meta:user-defined meta:name="Info 1"/>
    <meta:user-defined meta:name="Info 2"/>
    <meta:user-defined meta:name="Info 3"/>
    <meta:user-defined meta:name="Info 4"/>
  </office:meta>
</office:document-meta>
</file>